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61.08mm"/>
    </style:style>
    <style:style style:name="co5" style:family="table-column">
      <style:table-column-properties fo:break-before="auto" style:column-width="66.53mm"/>
    </style:style>
    <style:style style:name="co6" style:family="table-column">
      <style:table-column-properties fo:break-before="auto" style:column-width="39.3mm"/>
    </style:style>
    <style:style style:name="co7" style:family="table-column">
      <style:table-column-properties fo:break-before="auto" style:column-width="70.89mm"/>
    </style:style>
    <style:style style:name="co8" style:family="table-column">
      <style:table-column-properties fo:break-before="auto" style:column-width="43.6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ResultadosDijkst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Nome Instância</text:p>
          </table:table-cell>
          <table:table-cell office:value-type="string" calcext:value-type="string">
            <text:p>Número de Vértices</text:p>
          </table:table-cell>
          <table:table-cell office:value-type="string" calcext:value-type="string">
            <text:p>Número de Arestas</text:p>
          </table:table-cell>
          <table:table-cell office:value-type="string" calcext:value-type="string">
            <text:p>Tempo Canônico (em milissegundos)</text:p>
          </table:table-cell>
          <table:table-cell office:value-type="string" calcext:value-type="string">
            <text:p>Tempo Heap Binário (em milissegundos)</text:p>
          </table:table-cell>
          <table:table-cell table:style-name="Default" office:value-type="string" calcext:value-type="string">
            <text:p>Speed-up Heap Binário</text:p>
          </table:table-cell>
          <table:table-cell office:value-type="string" calcext:value-type="string">
            <text:p>Tempo Heap Fibonacci (em milissegundos)</text:p>
          </table:table-cell>
          <table:table-cell table:style-name="Default" office:value-type="string" calcext:value-type="string">
            <text:p>Speed-up Heap Fibonacci</text:p>
          </table:table-cell>
        </table:table-row>
        <table:table-row table:style-name="ro1">
          <table:table-cell office:value-type="string" calcext:value-type="string">
            <text:p>USA-road-d.NY.gr</text:p>
          </table:table-cell>
          <table:table-cell office:value-type="float" office:value="264346" calcext:value-type="float">
            <text:p>264346</text:p>
          </table:table-cell>
          <table:table-cell office:value-type="float" office:value="733846" calcext:value-type="float">
            <text:p>733846</text:p>
          </table:table-cell>
          <table:table-cell office:value-type="float" office:value="65287" calcext:value-type="float">
            <text:p>6528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42.671%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1.618%</text:p>
          </table:table-cell>
        </table:table-row>
        <table:table-row table:style-name="ro1">
          <table:table-cell office:value-type="string" calcext:value-type="string">
            <text:p>USA-road-d.BAY.gr</text:p>
          </table:table-cell>
          <table:table-cell office:value-type="float" office:value="321270" calcext:value-type="float">
            <text:p>321270</text:p>
          </table:table-cell>
          <table:table-cell office:value-type="float" office:value="800172" calcext:value-type="float">
            <text:p>800172</text:p>
          </table:table-cell>
          <table:table-cell office:value-type="float" office:value="256690" calcext:value-type="float">
            <text:p>25669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03.504%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33.999%</text:p>
          </table:table-cell>
        </table:table-row>
        <table:table-row table:style-name="ro1">
          <table:table-cell office:value-type="string" calcext:value-type="string">
            <text:p>USA-road-d.COL.gr</text:p>
          </table:table-cell>
          <table:table-cell office:value-type="float" office:value="435666" calcext:value-type="float">
            <text:p>435666</text:p>
          </table:table-cell>
          <table:table-cell office:value-type="float" office:value="1057066" calcext:value-type="float">
            <text:p>1057066</text:p>
          </table:table-cell>
          <table:table-cell office:value-type="float" office:value="181687" calcext:value-type="float">
            <text:p>18168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57.134%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28.977%</text:p>
          </table:table-cell>
        </table:table-row>
        <table:table-row table:style-name="ro1">
          <table:table-cell office:value-type="string" calcext:value-type="string">
            <text:p>USA-road-d.FLA.gr</text:p>
          </table:table-cell>
          <table:table-cell office:value-type="float" office:value="1070376" calcext:value-type="float">
            <text:p>1070376</text:p>
          </table:table-cell>
          <table:table-cell office:value-type="float" office:value="2712798" calcext:value-type="float">
            <text:p>2712798</text:p>
          </table:table-cell>
          <table:table-cell office:value-type="float" office:value="2909655" calcext:value-type="float">
            <text:p>2909655</text:p>
          </table:table-cell>
          <table:table-cell office:value-type="float" office:value="6601" calcext:value-type="float">
            <text:p>6601</text:p>
          </table:table-cell>
          <table:table-cell office:value-type="string" calcext:value-type="string">
            <text:p>44.079%</text:p>
          </table:table-cell>
          <table:table-cell office:value-type="float" office:value="8732" calcext:value-type="float">
            <text:p>8732</text:p>
          </table:table-cell>
          <table:table-cell office:value-type="string" calcext:value-type="string">
            <text:p>33.322%</text:p>
          </table:table-cell>
        </table:table-row>
      </table:table>
      <table:named-expressions/>
      <table:database-ranges>
        <table:database-range table:name="__Anonymous_Sheet_DB__0" table:target-range-address="ResultadosDijkstra.A2:ResultadosDijkstra.H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6:09:29.912039155</dc:date>
    <meta:editing-duration>PT2M40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